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U</mi>
              <mi>C</mi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p>
              <mtext>e</mtext>
              <mrow>
                <mrow>
                  <mo stretchy="false">−</mo>
                  <mo stretchy="false">β</mo>
                </mrow>
                <mi>t</mi>
              </mrow>
            </msup>
            <mfenced open="(" close=")">
              <mrow>
                <msubsup>
                  <mi>U</mi>
                  <mn>0</mn>
                  <mrow>
                    <mo stretchy="false">(</mo>
                    <mrow>
                      <mn>1</mn>
                    </mrow>
                    <mo stretchy="false">)</mo>
                  </mrow>
                </msubsup>
                <msup>
                  <mtext>e</mtext>
                  <mrow>
                    <mrow>
                      <mo stretchy="false">−</mo>
                      <mo stretchy="false">γ</mo>
                    </mrow>
                    <mi>t</mi>
                  </mrow>
                </msup>
                <mrow>
                  <mi/>
                  <mo stretchy="false">+</mo>
                  <mi/>
                </mrow>
                <msubsup>
                  <mi>U</mi>
                  <mn>0</mn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sup>
                  <mtext>e</mtext>
                  <mrow>
                    <mo stretchy="false">γ</mo>
                    <mi>t</mi>
                  </mrow>
                </msup>
              </mrow>
            </mfenced>
            <mi/>
            <mo stretchy="false">→</mo>
            <mi/>
            <mtext>exponentieller Abfall</mtext>
          </mrow>
        </mtd>
      </mtr>
      <mtr>
        <mtd>
          <mrow>
            <msubsup>
              <mi>U</mi>
              <mn>0</mn>
              <mrow>
                <mo stretchy="false">(</mo>
                <mrow>
                  <mn>1</mn>
                </mrow>
                <mo stretchy="false">)</mo>
              </mrow>
            </msubsup>
            <mrow>
              <mi/>
              <mo stretchy="false">=</mo>
              <mi/>
            </mrow>
            <mfrac>
              <msub>
                <mi>U</mi>
                <mn>0</mn>
              </msub>
              <mn>2</mn>
            </mfrac>
            <mi/>
            <mfenced open="(" close=")">
              <mrow>
                <mn>1</mn>
                <mrow>
                  <mi/>
                  <mo stretchy="false">−</mo>
                  <mi/>
                </mrow>
                <mfrac>
                  <mo stretchy="false">β</mo>
                  <mo stretchy="false">γ</mo>
                </mfrac>
              </mrow>
            </mfenced>
            <mi/>
            <mtext>;</mtext>
            <mi/>
            <msubsup>
              <mi>U</mi>
              <mn>0</mn>
              <mrow>
                <mo stretchy="false">(</mo>
                <mrow>
                  <mn>2</mn>
                </mrow>
                <mo stretchy="false">)</mo>
              </mrow>
            </msubsup>
            <mrow>
              <mi/>
              <mo stretchy="false">=</mo>
              <mi/>
            </mrow>
            <mfrac>
              <msub>
                <mi>U</mi>
                <mn>0</mn>
              </msub>
              <mn>2</mn>
            </mfrac>
            <mi/>
            <mfenced open="(" close=")">
              <mrow>
                <mn>1</mn>
                <mrow>
                  <mi/>
                  <mo stretchy="false">+</mo>
                  <mi/>
                </mrow>
                <mfrac>
                  <mo stretchy="false">β</mo>
                  <mo stretchy="false">γ</mo>
                </mfrac>
              </mrow>
            </mfenced>
          </mrow>
        </mtd>
      </mtr>
      <mtr>
        <mtd>
          <mrow>
            <mtext>mit der Zeitkonstanten </mtext>
            <mi/>
            <mo stretchy="false">τ</mo>
            <mrow>
              <mi/>
              <mo stretchy="false">=</mo>
              <mi/>
            </mrow>
            <mfrac>
              <mn>1</mn>
              <mrow>
                <mo stretchy="false">(</mo>
                <mrow>
                  <mo stretchy="false">β</mo>
                  <mrow>
                    <mi/>
                    <mo stretchy="false">−</mo>
                    <mi/>
                  </mrow>
                  <mo stretchy="false">γ</mo>
                </mrow>
                <mo stretchy="false">)</mo>
              </mrow>
            </mfrac>
          </mrow>
        </mtd>
      </mtr>
    </mtable>
    <annotation encoding="StarMath 5.0">U_C(t) `=` "e"^{- %ibeta t} left ( U_0 ^(1) "e"^{- %igamma t} `+` U_0 ^(2) "e"^{ %igamma t}  right ) ~~rightarrow~~ "exponentieller Abfall" newline
U_0 ^(1) `=` U_0 over 2 ` left (1 `-` %ibeta over %igamma right ) `";"~ U_0 ^(2) `=` U_0 over 2 ` left (1 `+` %ibeta over %igamma right ) newline
"mit der Zeitkonstanten "` %itau `=` 1 over (%ibeta `-` %igamm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16:25.658000000</meta:creation-date>
    <meta:generator>LibreOffice/4.1.4.2$Windows_x86 LibreOffice_project/0a0440ccc0227ad9829de5f46be37cfb6edcf72</meta:generator>
  </office:meta>
</office:document-meta>
</file>